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HTML">
      <style:table-properties style:width="19.001cm" style:page-numb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.212cm"/>
    </style:style>
    <style:style style:name="P5" style:family="paragraph" style:parent-style-name="Text_20_body">
      <style:paragraph-properties fo:margin-top="0cm" fo:margin-bottom="0.212cm"/>
      <style:text-properties fo:language="en" fo:country="US" fo:font-weight="bold" style:font-weight-asian="bold" style:font-weight-complex="bold"/>
    </style:style>
    <style:style style:name="P6" style:family="paragraph" style:parent-style-name="Text_20_body">
      <style:paragraph-properties fo:margin-left="1.27cm" fo:margin-right="0cm" fo:margin-top="0.176cm" fo:margin-bottom="0.212cm" fo:text-indent="-0.635cm" style:auto-text-indent="false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/>
    </style:style>
    <style:style style:name="T4" style:family="text">
      <style:text-properties fo:language="en" fo:country="US" fo:font-weight="bold" style:font-weight-asian="normal" style:font-weight-complex="normal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font-variant="normal" fo:text-transform="none" style:font-name="Symbol" fo:font-size="10pt"/>
    </style:style>
    <style:style style:name="T10" style:family="text">
      <style:text-properties style:font-name="Symbol" fo:font-size="10pt"/>
    </style:style>
    <style:style style:name="fr1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794cm" svg:height="0.661cm" draw:z-index="0"><draw:image xlink:href="../../odt_eng/images/3011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<text:span text:style-name="T1">Submodel </text:span><text:span text:style-name="T8">relay-plus with variable dead band and return band</text:span>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2.17cm" svg:height="1.138cm" draw:z-index="0"><draw:image xlink:href="../../odt_eng/images/3011_in_scheme.png" xlink:type="simple" xlink:show="embed" xlink:actuate="onLoad"/></draw:frame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<text:span text:style-name="T2">The unit </text:span><text:span text:style-name="T4">is vectorized </text:span><text:span text:style-name="T2">and appears as a submodel (assembly). To see the algorithm structure press “Actions” → “Enter to Submodel” with the right button.</text:span></text:p>
            <text:p text:style-name="P4"><text:span text:style-name="T1">The unit appears as a submodel with the relay operating algorithm with variable hysteresis (variable return band) and variable dead band.</text:span> <text:span text:style-name="T1">Hysteresis and dead band are set by unit input signals. Unit output signal is non-negative and the relay actuates only when a positive input signal is available (otherwise there is zero at the output).</text:span></text:p>
            <text:p text:style-name="P5">Input signals:</text:p>
            <text:p text:style-name="P6"><text:span text:style-name="T10">·</text:span><text:span text:style-name="T9"><text:tab/></text:span><text:span text:style-name="T1">Signal – a signal being processed by the unit.</text:span></text:p>
            <text:p text:style-name="P6"><text:span text:style-name="T10">·</text:span><text:span text:style-name="T9"><text:tab/></text:span><text:span text:style-name="T1">Dead band – width of dead band.</text:span></text:p>
            <text:p text:style-name="P6"><text:span text:style-name="T10">·</text:span><text:span text:style-name="T9"><text:tab/></text:span><text:span text:style-name="T1">Return band – width of return band.</text:span></text:p>
            <text:p text:style-name="P5">Output signals:</text:p>
            <text:p text:style-name="P6"><text:span text:style-name="T10">·</text:span><text:span text:style-name="T9"><text:tab/></text:span><text:span text:style-name="T1">Relay output – a signal equal to +1 or 0 in accordance with the unit operating algorithm.</text:span></text:p>
            <text:p text:style-name="P4"><text:span text:style-name="T5">Properties:</text:span> <text:span text:style-name="T1">any properties are not required for the operation of the unit.</text:span></text:p>
            <text:p text:style-name="P4"><text:span text:style-name="T3">Note:</text:span> <text:span text:style-name="T1">to implement vector processing signals subject to transformation should be “compressed” into a vector input signal by means of a typical </text:span><text:span text:style-name="T7">Multiplexor</text:span><text:span text:style-name="T6"> </text:span><text:span text:style-name="T1">unit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убмодель релейное плюс с переменными ЗН и ЗВ</dc:title>
    <dc:date>2012-03-05T21:12:33.32</dc:date>
    <meta:editing-cycles>62</meta:editing-cycles>
    <meta:editing-duration>PT2H59M33S</meta:editing-duration>
    <dc:creator>Александр </dc:creator>
    <meta:document-statistic meta:table-count="1" meta:image-count="2" meta:object-count="0" meta:page-count="1" meta:paragraph-count="15" meta:word-count="177" meta:character-count="1044"/>
    <meta:user-defined meta:name="Поле 1"/>
    <meta:user-defined meta:name="Поле 2"/>
    <meta:user-defined meta:name="Поле 3"/>
    <meta:user-defined meta:name="Поле 4"/>
  </office:meta>
</office:document-meta>
</file>